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Open Sans1" fo:font-size="12pt" officeooo:rsid="000ff527" officeooo:paragraph-rsid="000ff527" style:font-size-asian="12pt" style:font-size-complex="12pt"/>
    </style:style>
    <style:style style:name="P2" style:family="paragraph" style:parent-style-name="Standard">
      <style:paragraph-properties fo:line-height="200%"/>
      <style:text-properties style:font-name="Open Sans1" fo:font-size="12pt" officeooo:rsid="003340b8" officeooo:paragraph-rsid="003340b8" style:font-size-asian="12pt" style:font-size-complex="12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Open Sans1" fo:font-size="12pt" style:text-underline-style="none" fo:font-weight="normal" officeooo:rsid="00186516" officeooo:paragraph-rsid="0018651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style:font-name="Open Sans1" fo:font-size="12pt" style:text-underline-style="none" fo:font-weight="normal" officeooo:rsid="001059f0" officeooo:paragraph-rsid="001059f0" style:font-size-asian="12pt" style:font-weight-asian="normal" style:font-size-complex="12pt" style:font-weight-complex="normal"/>
    </style:style>
    <style:style style:name="T1" style:family="text">
      <style:text-properties fo:font-style="normal" officeooo:rsid="0010c9d6" style:font-style-asian="normal" style:font-style-complex="normal"/>
    </style:style>
    <style:style style:name="T2" style:family="text">
      <style:text-properties fo:font-style="normal" officeooo:rsid="00117834" style:font-style-asian="normal" style:font-style-complex="normal"/>
    </style:style>
    <style:style style:name="T3" style:family="text">
      <style:text-properties fo:font-style="normal" officeooo:rsid="00146da5" style:font-style-asian="normal" style:font-style-complex="normal"/>
    </style:style>
    <style:style style:name="T4" style:family="text">
      <style:text-properties fo:font-style="normal" officeooo:rsid="0015ecf3" style:font-style-asian="normal" style:font-style-complex="normal"/>
    </style:style>
    <style:style style:name="T5" style:family="text">
      <style:text-properties fo:font-style="normal" officeooo:rsid="0017aeff" style:font-style-asian="normal" style:font-style-complex="normal"/>
    </style:style>
    <style:style style:name="T6" style:family="text">
      <style:text-properties fo:font-style="normal" officeooo:rsid="0017afe7" style:font-style-asian="normal" style:font-style-complex="normal"/>
    </style:style>
    <style:style style:name="T7" style:family="text">
      <style:text-properties fo:font-style="normal" officeooo:rsid="00192ed1" style:font-style-asian="normal" style:font-style-complex="normal"/>
    </style:style>
    <style:style style:name="T8" style:family="text">
      <style:text-properties fo:font-style="normal" officeooo:rsid="001a0558" style:font-style-asian="normal" style:font-style-complex="normal"/>
    </style:style>
    <style:style style:name="T9" style:family="text">
      <style:text-properties fo:font-style="normal" officeooo:rsid="001b1036" style:font-style-asian="normal" style:font-style-complex="normal"/>
    </style:style>
    <style:style style:name="T10" style:family="text">
      <style:text-properties fo:font-style="normal" officeooo:rsid="001cd443" style:font-style-asian="normal" style:font-style-complex="normal"/>
    </style:style>
    <style:style style:name="T11" style:family="text">
      <style:text-properties fo:font-style="normal" officeooo:rsid="001d494c" style:font-style-asian="normal" style:font-style-complex="normal"/>
    </style:style>
    <style:style style:name="T12" style:family="text">
      <style:text-properties fo:font-style="normal" officeooo:rsid="001e1476" style:font-style-asian="normal" style:font-style-complex="normal"/>
    </style:style>
    <style:style style:name="T13" style:family="text">
      <style:text-properties fo:font-style="normal" officeooo:rsid="001f3992" style:font-style-asian="normal" style:font-style-complex="normal"/>
    </style:style>
    <style:style style:name="T14" style:family="text">
      <style:text-properties fo:font-style="normal" officeooo:rsid="00203019" style:font-style-asian="normal" style:font-style-complex="normal"/>
    </style:style>
    <style:style style:name="T15" style:family="text">
      <style:text-properties fo:font-style="normal" officeooo:rsid="0020c7c8" style:font-style-asian="normal" style:font-style-complex="normal"/>
    </style:style>
    <style:style style:name="T16" style:family="text">
      <style:text-properties fo:font-style="normal" officeooo:rsid="00227d8f" style:font-style-asian="normal" style:font-style-complex="normal"/>
    </style:style>
    <style:style style:name="T17" style:family="text">
      <style:text-properties fo:font-style="normal" officeooo:rsid="002459e9" style:font-style-asian="normal" style:font-style-complex="normal"/>
    </style:style>
    <style:style style:name="T18" style:family="text">
      <style:text-properties fo:font-style="normal" officeooo:rsid="0025a72a" style:font-style-asian="normal" style:font-style-complex="normal"/>
    </style:style>
    <style:style style:name="T19" style:family="text">
      <style:text-properties fo:font-style="normal" officeooo:rsid="002807af" style:font-style-asian="normal" style:font-style-complex="normal"/>
    </style:style>
    <style:style style:name="T20" style:family="text">
      <style:text-properties fo:font-style="normal" officeooo:rsid="00293a83" style:font-style-asian="normal" style:font-style-complex="normal"/>
    </style:style>
    <style:style style:name="T21" style:family="text">
      <style:text-properties fo:font-style="normal" officeooo:rsid="002ab095" style:font-style-asian="normal" style:font-style-complex="normal"/>
    </style:style>
    <style:style style:name="T22" style:family="text">
      <style:text-properties fo:font-style="normal" officeooo:rsid="002c780b" style:font-style-asian="normal" style:font-style-complex="normal"/>
    </style:style>
    <style:style style:name="T23" style:family="text">
      <style:text-properties fo:font-style="normal" officeooo:rsid="002cc5a1" style:font-style-asian="normal" style:font-style-complex="normal"/>
    </style:style>
    <style:style style:name="T24" style:family="text">
      <style:text-properties fo:font-style="normal" officeooo:rsid="002dfd7e" style:font-style-asian="normal" style:font-style-complex="normal"/>
    </style:style>
    <style:style style:name="T25" style:family="text">
      <style:text-properties fo:font-style="normal" officeooo:rsid="002f8b6a" style:font-style-asian="normal" style:font-style-complex="normal"/>
    </style:style>
    <style:style style:name="T26" style:family="text">
      <style:text-properties fo:font-style="normal" officeooo:rsid="0031535f" style:font-style-asian="normal" style:font-style-complex="normal"/>
    </style:style>
    <style:style style:name="T27" style:family="text">
      <style:text-properties fo:font-style="normal" officeooo:rsid="0031b432" style:font-style-asian="normal" style:font-style-complex="normal"/>
    </style:style>
    <style:style style:name="T28" style:family="text">
      <style:text-properties fo:font-style="normal" officeooo:rsid="0034492c" style:font-style-asian="normal" style:font-style-complex="normal"/>
    </style:style>
    <style:style style:name="T29" style:family="text">
      <style:text-properties fo:font-style="normal" officeooo:rsid="00349771" style:font-style-asian="normal" style:font-style-complex="normal"/>
    </style:style>
    <style:style style:name="T30" style:family="text">
      <style:text-properties fo:font-style="normal" officeooo:rsid="00367cd6" style:font-style-asian="normal" style:font-style-complex="normal"/>
    </style:style>
    <style:style style:name="T31" style:family="text">
      <style:text-properties fo:font-style="normal" officeooo:rsid="00390505" style:font-style-asian="normal" style:font-style-complex="normal"/>
    </style:style>
    <style:style style:name="T32" style:family="text">
      <style:text-properties fo:font-style="normal" officeooo:rsid="003ba26d" style:font-style-asian="normal" style:font-style-complex="normal"/>
    </style:style>
    <style:style style:name="T33" style:family="text">
      <style:text-properties fo:font-style="normal" officeooo:rsid="003bf1d9" style:font-style-asian="normal" style:font-style-complex="normal"/>
    </style:style>
    <style:style style:name="T34" style:family="text">
      <style:text-properties fo:font-style="normal" officeooo:rsid="003d0c9c" style:font-style-asian="normal" style:font-style-complex="normal"/>
    </style:style>
    <style:style style:name="T35" style:family="text">
      <style:text-properties fo:font-style="normal" officeooo:rsid="003d3785" style:font-style-asian="normal" style:font-style-complex="normal"/>
    </style:style>
    <style:style style:name="T36" style:family="text">
      <style:text-properties fo:font-style="normal" officeooo:rsid="003deef8" style:font-style-asian="normal" style:font-style-complex="normal"/>
    </style:style>
    <style:style style:name="T37" style:family="text">
      <style:text-properties fo:font-style="normal" officeooo:rsid="003fc780" style:font-style-asian="normal" style:font-style-complex="normal"/>
    </style:style>
    <style:style style:name="T38" style:family="text">
      <style:text-properties fo:font-style="normal" officeooo:rsid="00417c43" style:font-style-asian="normal" style:font-style-complex="normal"/>
    </style:style>
    <style:style style:name="T39" style:family="text">
      <style:text-properties fo:font-style="normal" officeooo:rsid="0042484b" style:font-style-asian="normal" style:font-style-complex="normal"/>
    </style:style>
    <style:style style:name="T40" style:family="text">
      <style:text-properties fo:font-style="normal" officeooo:rsid="004319d0" style:font-style-asian="normal" style:font-style-complex="normal"/>
    </style:style>
    <style:style style:name="T41" style:family="text">
      <style:text-properties fo:font-style="normal" officeooo:rsid="00452378" style:font-style-asian="normal" style:font-style-complex="normal"/>
    </style:style>
    <style:style style:name="T42" style:family="text">
      <style:text-properties fo:font-style="normal" officeooo:rsid="004603ca" style:font-style-asian="normal" style:font-style-complex="normal"/>
    </style:style>
    <style:style style:name="T43" style:family="text">
      <style:text-properties fo:font-style="normal" officeooo:rsid="0047c689" style:font-style-asian="normal" style:font-style-complex="normal"/>
    </style:style>
    <style:style style:name="T44" style:family="text">
      <style:text-properties fo:font-style="normal" officeooo:rsid="004969e6" style:font-style-asian="normal" style:font-style-complex="normal"/>
    </style:style>
    <style:style style:name="T45" style:family="text">
      <style:text-properties officeooo:rsid="00191862"/>
    </style:style>
    <style:style style:name="T46" style:family="text">
      <style:text-properties officeooo:rsid="0034492c"/>
    </style:style>
    <style:style style:name="T47" style:family="text">
      <style:text-properties officeooo:rsid="003ae329"/>
    </style:style>
    <style:style style:name="T48" style:family="text">
      <style:text-properties officeooo:rsid="003d37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Evers</text:p>
      <text:p text:style-name="P1">English 2H</text:p>
      <text:p text:style-name="P1">Ms. Hopkins</text:p>
      <text:p text:style-name="P2">Period 2</text:p>
      <text:p text:style-name="P3">Imagery in Poe <text:span text:style-name="T45">Poems </text:span>and Short Stories</text:p>
      <text:p text:style-name="P4"><text:tab/>Edgar Allen Poe was a writer and poet in the nineteenth century. He was a pioneer <text:span text:style-name="T46">of </text:span>the horror and detective genres, <text:span text:style-name="T48">and was a master of inspiring fear in his readers. </text:span>In his works, he uses <text:span text:style-name="T47">description of images and sounds </text:span>to give reader<text:span text:style-name="T46">s</text:span> the recurring feeling that they are in the story and <text:span text:style-name="T47">are experiencing what the narrator is experiencing</text:span>.</text:p>
      <text:p text:style-name="P4"><text:span text:style-name="T1"><text:tab/></text:span><text:span text:style-name="T43">Poe creates fear in </text:span><text:span text:style-name="T2">“The Pit and the Pendulum” </text:span><text:span text:style-name="T43">through detailed imagery</text:span><text:span text:style-name="T2">. </text:span><text:span text:style-name="T43">W</text:span><text:span text:style-name="T4">hen the narrator is describing the process of his being sentenced to death, he says “I saw the lips of the black-robed judges. They appeared to me white—whiter than the sheet upon which I trace these words...</text:span><text:span text:style-name="T5">I saw them writhe with a deadly locution” </text:span><text:span text:style-name="T7">(“Pendulum” 62). </text:span><text:span text:style-name="T36">Depicting white lips against black robes gives a feeling of hopelessness, and </text:span><text:span text:style-name="T37">choosing the word</text:span><text:span text:style-name="T36"> “writhe” makes the lips of the judges something monstrous and unnatural. </text:span><text:span text:style-name="T41">T</text:span><text:span text:style-name="T6">he tension and worry </text:span><text:span text:style-name="T41">that the narrator feels is apparent </text:span><text:span text:style-name="T6">when the judges are dooming him to death. Later, </text:span><text:span text:style-name="T2">Poe describes the pendulum by saying “its nether extremity was formed of a crescent of glittering steel, about a foot in length from horn to horn...and the under edge evidently as keen as that of a razor” </text:span><text:span text:style-name="T7">(“Pendulum” 68).</text:span><text:span text:style-name="T2"> From this description, the reader </text:span><text:span text:style-name="T3">can feel the horror and increasing panic of the narrator as the pendulum descends. </text:span><text:span text:style-name="T35">The precision of the narrator's observation and his or her evident fixation on </text:span><text:soft-page-break/><text:span text:style-name="T35">the pendulum intensifies the feeling of dread emenating from the page.</text:span></text:p>
      <text:p text:style-name="P4"><text:span text:style-name="T3"><text:tab/></text:span><text:span text:style-name="T43">Terror and sadness are mixed in “The Black Cat”. </text:span><text:span text:style-name="T8">When </text:span><text:span text:style-name="T43">Poe </text:span><text:span text:style-name="T8">depicts the </text:span><text:span text:style-name="T9">hanging </text:span><text:span text:style-name="T8">of the cat, he </text:span><text:span text:style-name="T10">says, </text:span><text:span text:style-name="T28">“</text:span><text:span text:style-name="T10">I slipped </text:span><text:span text:style-name="T11">a noose about its neck and hung it to the limb of a tree; – hung it with the tears streaming from my eyes, and with the bitterest remorse in my heart” (“Black Cat” 110). </text:span><text:span text:style-name="T28">R</text:span><text:span text:style-name="T12">eader</text:span><text:span text:style-name="T28">s</text:span><text:span text:style-name="T12"> experience this passage as if </text:span><text:span text:style-name="T28">they</text:span><text:span text:style-name="T12"> </text:span><text:span text:style-name="T28">are </text:span><text:span text:style-name="T12">present, and can feel the remorse of the narrator even as he commits the deed. </text:span><text:span text:style-name="T13">When </text:span><text:span text:style-name="T14">the narrator raps on the wall containing his dead wife, the cat </text:span><text:span text:style-name="T16">trapped in it howls</text:span><text:span text:style-name="T14">, and he describes it as being “like the sobbing of a child, quickly swelling into one long, loud, and continuous scream, utterly anomalous and inhuman – a howl – a wailing shriek, half of horror and half of triumph, such as might have arisen only out of hell” (“The Black Cat” 114).</text:span><text:span text:style-name="T15"> </text:span><text:span text:style-name="T16">The sound of the cat's howl </text:span><text:span text:style-name="T17">reverberates in the reader's ears, </text:span><text:span text:style-name="T40">bringing the terror to life</text:span><text:span text:style-name="T18">. </text:span><text:span text:style-name="T38">Calling the shriek “inhuman” and hellborn amplifies the impression of fear.</text:span></text:p>
      <text:p text:style-name="P4"><text:span text:style-name="T18"><text:tab/></text:span><text:span text:style-name="T44">Edginess is a prominent sentiment in </text:span><text:span text:style-name="T18">“</text:span><text:span text:style-name="T19">The Masque of </text:span><text:span text:style-name="T26">the </text:span><text:span text:style-name="T19">Red Death,” </text:span><text:span text:style-name="T44">which</text:span><text:span text:style-name="T19"> </text:span><text:span text:style-name="T39">is one of the most frightening of Poe's stories. It </text:span><text:span text:style-name="T19">takes place in a castle, inside which an extravagant party is taking place. </text:span><text:span text:style-name="T30">T</text:span><text:span text:style-name="T29">he party </text:span><text:span text:style-name="T30">is hosted in seven chambers, the last of which contains a clock.</text:span><text:span text:style-name="T20"> </text:span><text:span text:style-name="T30">W</text:span><text:span text:style-name="T21">hen it strikes, </text:span><text:span text:style-name="T31">the clock</text:span><text:span text:style-name="T30"> </text:span><text:span text:style-name="T21">makes a sound “which [is] clear and loud and deep and exceedingly musical, but of a peculiar note and emphasis” (“The Masque of </text:span><text:span text:style-name="T26">the </text:span><text:span text:style-name="T21">Red Death” 58). </text:span><text:span text:style-name="T22">From the imagery of the previous passage, </text:span><text:span text:style-name="T42">the </text:span><text:span text:style-name="T22">discordance of the </text:span><text:span text:style-name="T23">clock </text:span><text:span text:style-name="T42">can clearly be imagined</text:span><text:span text:style-name="T23">. </text:span><text:span text:style-name="T39">The “peculiarity” of the clock creates a sense of apprehension and unease.</text:span></text:p>
      <text:p text:style-name="P4"><text:span text:style-name="T23"><text:tab/></text:span><text:span text:style-name="T24">Edgar Allen Poe was a master of </text:span><text:span text:style-name="T32">sensory detail</text:span><text:span text:style-name="T24">. He could create a clear picture of </text:span><text:soft-page-break/><text:span text:style-name="T24">any scene, drawing reader</text:span><text:span text:style-name="T32">s</text:span><text:span text:style-name="T24"> in and </text:span><text:span text:style-name="T26">lending </text:span><text:span text:style-name="T24">them the </text:span><text:span text:style-name="T26">impression </text:span><text:span text:style-name="T24">that they are experiencing the scene, not </text:span><text:span text:style-name="T25">simply </text:span><text:span text:style-name="T24">reading it. </text:span><text:span text:style-name="T27">In “The Black Cat,” “The Masque of the Red Death,” and “The Pit and the Pendulum,” the </text:span><text:span text:style-name="T33">rich description </text:span><text:span text:style-name="T34">of images and sounds </text:span><text:span text:style-name="T27">brings the story to lif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09:12:46.915480140</meta:creation-date>
    <dc:date>2014-11-04T22:54:03.056013121</dc:date>
    <meta:editing-duration>PT4H28M27S</meta:editing-duration>
    <meta:editing-cycles>57</meta:editing-cycles>
    <meta:generator>LibreOffice/4.3.2.2.0$Linux_X86_64 LibreOffice_project/430m0$Build-2</meta:generator>
    <meta:document-statistic meta:table-count="0" meta:image-count="0" meta:object-count="0" meta:page-count="3" meta:paragraph-count="10" meta:word-count="609" meta:character-count="3455" meta:non-whitespace-character-count="2849"/>
  </office:meta>
</office:document-meta>
</file>